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511" officeooo:paragraph-rsid="0006b511"/>
    </style:style>
    <style:style style:name="P2" style:family="paragraph" style:parent-style-name="Standard">
      <style:text-properties officeooo:rsid="0006b511" officeooo:paragraph-rsid="00096b42"/>
    </style:style>
    <style:style style:name="T1" style:family="text">
      <style:text-properties officeooo:rsid="00086ee6"/>
    </style:style>
    <style:style style:name="T2" style:family="text">
      <style:text-properties officeooo:rsid="00096b42"/>
    </style:style>
    <style:style style:name="T3" style:family="text">
      <style:text-properties officeooo:rsid="000970f8"/>
    </style:style>
    <style:style style:name="T4" style:family="text">
      <style:text-properties officeooo:rsid="0009b7ae"/>
    </style:style>
    <style:style style:name="T5" style:family="text">
      <style:text-properties officeooo:rsid="000a2094"/>
    </style:style>
    <style:style style:name="T6" style:family="text">
      <style:text-properties fo:color="#0066cc" officeooo:rsid="0009b7ae"/>
    </style:style>
    <style:style style:name="T7" style:family="text">
      <style:text-properties fo:color="#0066cc" officeooo:rsid="000a2094"/>
    </style:style>
    <style:style style:name="T8" style:family="text">
      <style:text-properties fo:color="#0066cc" officeooo:rsid="00086ee6"/>
    </style:style>
    <style:style style:name="T9" style:family="text">
      <style:text-properties fo:color="#0066cc" officeooo:rsid="000970f8"/>
    </style:style>
    <style:style style:name="T10" style:family="text">
      <style:text-properties fo:color="#0066cc" officeooo:rsid="0011b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 DU JEUDI <text:s/>2 AVRIL 2015 <text:s/>- MATIN</text:p>
      <text:p text:style-name="P1"/>
      <text:p text:style-name="P1">- Demander concernant l'avancée avec les drivers – <text:span text:style-name="T6">Thibaud Viard</text:span></text:p>
      <text:p text:style-name="P1">- Choisir Jenkins / Travis – <text:span text:style-name="T7">Groupe</text:span><text:span text:style-name="T5"> </text:span></text:p>
      <text:p text:style-name="P1">- Mettre en place le support choisi – <text:span text:style-name="T7">Mickaël</text:span></text:p>
      <text:p text:style-name="P1">- <text:span text:style-name="T1">Réaliser des mock et tests unitaires – </text:span><text:span text:style-name="T8">Simon</text:span><text:span text:style-name="T1"> , </text:span><text:span text:style-name="T8">Rémy</text:span></text:p>
      <text:p text:style-name="P1">- <text:span text:style-name="T3">Écrire le programme pour récupérer la tension ADC (bits) – </text:span><text:span text:style-name="T9">Groupe</text:span><text:span text:style-name="T3"> </text:span><text:span text:style-name="T9">Luminescence</text:span></text:p>
      <text:p text:style-name="P2">- <text:span text:style-name="T3">Écrire le programme gérant le pwm – </text:span><text:span text:style-name="T10">Imade, Raphaël</text:span></text:p>
      <text:p text:style-name="P2"><text:span text:style-name="T2">- Vérifier validité des tests (valeur de retour / entrée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6:56:50.909446488</meta:creation-date>
    <dc:date>2015-04-01T17:07:51.473970236</dc:date>
    <meta:editing-duration>PT9M9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73" meta:character-count="429" meta:non-whitespace-character-count="355"/>
  </office:meta>
</office:document-meta>
</file>